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Questions"/><text:bookmark text:name="Q_0"/>------------------------------ She possesses such business acumen, she was able to regain control of the company.</text:p>
          <text:list>
            <text:list-item>
              <text:p text:style-name="P1"><text:bookmark text:name="Q_0_0"/>  Despite</text:p>
            </text:list-item>
            <text:list-item>
              <text:p text:style-name="P1"><text:bookmark text:name="Q_0_1"/>  Even though</text:p>
            </text:list-item>
            <text:list-item>
              <text:p text:style-name="P1"><text:bookmark text:name="Q_0_2"/>  Because</text:p>
            </text:list-item>
            <text:list-item>
              <text:p text:style-name="P1"><text:bookmark text:name="Q_0_3"/>  For</text:p>
            </text:list-item>
          </text:list>
        </text:list-item>
        <text:list-item>
          <text:p text:style-name="P1"><text:bookmark text:name="Q_1"/>For a more effective ad campaign, we need both a new product----------------- a creative, imaginative director</text:p>
          <text:list>
            <text:list-item>
              <text:p text:style-name="P1"><text:bookmark text:name="Q_1_0"/>  or</text:p>
            </text:list-item>
            <text:list-item>
              <text:p text:style-name="P1"><text:bookmark text:name="Q_1_1"/>  either</text:p>
            </text:list-item>
            <text:list-item>
              <text:p text:style-name="P1"><text:bookmark text:name="Q_1_2"/>  and</text:p>
            </text:list-item>
            <text:list-item>
              <text:p text:style-name="P1"><text:bookmark text:name="Q_1_3"/>  so</text:p>
            </text:list-item>
          </text:list>
        </text:list-item>
        <text:list-item>
          <text:p text:style-name="P1"><text:bookmark text:name="Q_2"/>Our department did not reach its monthly quota --------------------- we worked a lot of overtime and hired two temporary workers</text:p>
          <text:list>
            <text:list-item>
              <text:p text:style-name="P1"><text:bookmark text:name="Q_2_0"/>  because of</text:p>
            </text:list-item>
            <text:list-item>
              <text:p text:style-name="P1"><text:bookmark text:name="Q_2_1"/>  even though</text:p>
            </text:list-item>
            <text:list-item>
              <text:p text:style-name="P1"><text:bookmark text:name="Q_2_2"/>  despite</text:p>
            </text:list-item>
            <text:list-item>
              <text:p text:style-name="P1"><text:bookmark text:name="Q_2_3"/>  but</text:p>
            </text:list-item>
          </text:list>
        </text:list-item>
        <text:list-item>
          <text:p text:style-name="P1"><text:bookmark text:name="Q_3"/>Tyrone's sister Marsha, who I had little faith in at the beginning, has proved to be not only ambitious -------------------- hard working</text:p>
          <text:list>
            <text:list-item>
              <text:p text:style-name="P1"><text:bookmark text:name="Q_3_0"/>  or</text:p>
            </text:list-item>
            <text:list-item>
              <text:p text:style-name="P1"><text:bookmark text:name="Q_3_1"/>  neither</text:p>
            </text:list-item>
            <text:list-item>
              <text:p text:style-name="P1"><text:bookmark text:name="Q_3_2"/>  and also</text:p>
            </text:list-item>
            <text:list-item>
              <text:p text:style-name="P1"><text:bookmark text:name="Q_3_3"/>  but also</text:p>
            </text:list-item>
          </text:list>
        </text:list-item>
        <text:list-item>
          <text:p text:style-name="P1"><text:bookmark text:name="Q_4"/>---------------------- Mr Mayers enters the boardroom, everyone should stand up and applaud him for his valiant efforts in the campaign.</text:p>
          <text:list>
            <text:list-item>
              <text:p text:style-name="P1"><text:bookmark text:name="Q_4_0"/>  When</text:p>
            </text:list-item>
            <text:list-item>
              <text:p text:style-name="P1"><text:bookmark text:name="Q_4_1"/>  While</text:p>
            </text:list-item>
            <text:list-item>
              <text:p text:style-name="P1"><text:bookmark text:name="Q_4_2"/>  So</text:p>
            </text:list-item>
            <text:list-item>
              <text:p text:style-name="P1"><text:bookmark text:name="Q_4_3"/>  Since</text:p>
            </text:list-item>
          </text:list>
        </text:list-item>
        <text:list-item>
          <text:p text:style-name="P1"><text:bookmark text:name="Q_5"/>With the help of a few eager student interns, today's mail will be sorted ---------- it arrives at our division</text:p>
          <text:list>
            <text:list-item>
              <text:p text:style-name="P1"><text:bookmark text:name="Q_5_0"/>  before</text:p>
            </text:list-item>
            <text:list-item>
              <text:p text:style-name="P1"><text:bookmark text:name="Q_5_1"/>  until</text:p>
            </text:list-item>
            <text:list-item>
              <text:p text:style-name="P1"><text:bookmark text:name="Q_5_2"/>  or</text:p>
            </text:list-item>
            <text:list-item>
              <text:p text:style-name="P1"><text:bookmark text:name="Q_5_3"/>  though</text:p>
            </text:list-item>
          </text:list>
        </text:list-item>
        <text:list-item>
          <text:p text:style-name="P1"><text:bookmark text:name="Q_6"/>Mr Fagan notified security by telephone ------------------- he heard something suspicious going on in the elevator.</text:p>
          <text:list>
            <text:list-item>
              <text:p text:style-name="P1"><text:bookmark text:name="Q_6_0"/>  so</text:p>
            </text:list-item>
            <text:list-item>
              <text:p text:style-name="P1"><text:bookmark text:name="Q_6_1"/>  when</text:p>
            </text:list-item>
            <text:list-item>
              <text:p text:style-name="P1"><text:bookmark text:name="Q_6_2"/>  although</text:p>
            </text:list-item>
            <text:list-item>
              <text:p text:style-name="P1"><text:bookmark text:name="Q_6_3"/>  because of</text:p>
            </text:list-item>
          </text:list>
        </text:list-item>
        <text:list-item>
          <text:p text:style-name="P1"><text:bookmark text:name="Q_7"/>As was mentioned in our earlier announcement, the planecannot leave the gate ------------- all passengers are seated and baggage are safely stowed</text:p>
          <text:list>
            <text:list-item>
              <text:p text:style-name="P1"><text:bookmark text:name="Q_7_0"/>  if</text:p>
            </text:list-item>
            <text:list-item>
              <text:p text:style-name="P1"><text:bookmark text:name="Q_7_1"/>  when</text:p>
            </text:list-item>
            <text:list-item>
              <text:p text:style-name="P1"><text:bookmark text:name="Q_7_2"/><text:soft-page-break/>  unless</text:p>
            </text:list-item>
            <text:list-item>
              <text:p text:style-name="P1"><text:bookmark text:name="Q_7_3"/>  but</text:p>
            </text:list-item>
          </text:list>
        </text:list-item>
        <text:list-item>
          <text:p text:style-name="P1"><text:bookmark text:name="Q_8"/>------------------------- she opened the meeting and addressed the current issues, the project director faxed the agenda to the vice president.</text:p>
          <text:list>
            <text:list-item>
              <text:p text:style-name="P1"><text:bookmark text:name="Q_8_0"/>  But</text:p>
            </text:list-item>
            <text:list-item>
              <text:p text:style-name="P1"><text:bookmark text:name="Q_8_1"/>  If</text:p>
            </text:list-item>
            <text:list-item>
              <text:p text:style-name="P1"><text:bookmark text:name="Q_8_2"/>  And</text:p>
            </text:list-item>
            <text:list-item>
              <text:p text:style-name="P1"><text:bookmark text:name="Q_8_3"/>  Before</text:p>
            </text:list-item>
          </text:list>
        </text:list-item>
        <text:list-item>
          <text:p text:style-name="P1"><text:bookmark text:name="Q_9"/>--------------------- the research uncovered some problems, the committee members decided to table the proposal temporarily.</text:p>
          <text:list>
            <text:list-item>
              <text:p text:style-name="P1"><text:bookmark text:name="Q_9_0"/>  Since</text:p>
            </text:list-item>
            <text:list-item>
              <text:p text:style-name="P1"><text:bookmark text:name="Q_9_1"/>  Even though</text:p>
            </text:list-item>
            <text:list-item>
              <text:p text:style-name="P1"><text:bookmark text:name="Q_9_2"/>  In spite of</text:p>
            </text:list-item>
            <text:list-item>
              <text:p text:style-name="P2"><text:bookmark text:name="Q_9_3"/>  Whatever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07:45:04.833000000</meta:creation-date>
    <meta:print-date>2026-01-22T07:45:12.101000000</meta:print-date>
    <dc:date>2026-01-22T07:46:11.224000000</dc:date>
    <meta:editing-duration>PT1M6S</meta:editing-duration>
    <meta:editing-cycles>1</meta:editing-cycles>
    <meta:document-statistic meta:table-count="0" meta:image-count="0" meta:object-count="0" meta:page-count="2" meta:paragraph-count="50" meta:word-count="285" meta:character-count="1664" meta:non-whitespace-character-count="1399"/>
    <meta:generator>LibreOffice/7.6.3.2$Windows_X86_64 LibreOffice_project/29d686fea9f6705b262d369fede658f824154cc0</meta:generator>
  </office:meta>
</office:document-meta>
</file>